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AE000001C93158A9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-1.665cm" svg:y="-0.529cm" svg:width="20.662cm" svg:height="3.385cm" draw:z-index="0"><draw:image xlink:href="Pictures/10000000000009AE000001C93158A93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c0c0c0" style:font-name="Tahoma" fo:font-size="10pt" fo:language="fr" fo:country="FR" style:font-name-asian="Times New Roman" style:font-size-asian="10pt" style:language-asian="zxx" style:country-asian="none" style:font-name-complex="Tahoma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Decompte_20__2b__20_Gras" style:display-name="Style Decompte + Gras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font-weight="bold" style:font-size-asian="11pt" style:font-weight-asian="bold" style:font-size-complex="11pt" style:font-weight-complex="bold"/>
    </style:style>
    <style:style style:name="Decompte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style:font-size-asian="11pt" style:font-size-complex="11pt"/>
    </style:style>
    <style:style style:name="Compensation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 fo:hyphenation-ladder-count="no-limit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language-asian="zxx" style:country-asian="none" style:font-name-complex="Tahoma" style:font-size-complex="11pt" style:language-complex="ar" style:country-complex="SA" fo:hyphenate="false" fo:hyphenation-remain-char-count="2" fo:hyphenation-push-char-count="2"/>
    </style:style>
    <style:style style:name="Salutations" style:family="paragraph" style:parent-style-name="Standard" style:next-style-name="Standard"/>
    <style:style style:name="SalutationFin" style:family="paragraph" style:parent-style-name="Salutations">
      <style:paragraph-properties fo:text-align="justify" style:justify-single-word="false">
        <style:tab-stops>
          <style:tab-stop style:position="13.002cm" style:type="center"/>
        </style:tab-stops>
      </style:paragraph-properties>
      <style:text-properties fo:color="#000000" style:font-name="Gill Sans MT" fo:font-size="11pt" fo:language="fr" fo:country="CH" style:font-size-asian="11pt" style:font-name-complex="Times New Roman" style:font-size-complex="12pt"/>
    </style:style>
    <style:style style:name="Annexe" style:family="paragraph">
      <style:paragraph-properties fo:keep-together="always" fo:orphans="2" fo:widows="2" fo:hyphenation-ladder-count="no-limit" fo:keep-with-next="always">
        <style:tab-stops>
          <style:tab-stop style:position="2cm"/>
        </style:tab-stops>
      </style:paragraph-properties>
      <style:text-properties style:use-window-font-color="true" style:font-name="Gill Sans MT" fo:font-size="10pt" fo:language="fr" fo:country="FR" style:font-name-asian="Arial" style:font-size-asian="10pt" style:language-asian="zxx" style:country-asian="none" style:font-name-complex="Tahoma" style:font-size-complex="11pt" style:language-complex="ar" style:country-complex="SA" fo:hyphenate="false" fo:hyphenation-remain-char-count="2" fo:hyphenation-push-char-count="2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Absatz-Standardschriftart" style:family="text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Futura Lt BT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1.683cm" fo:margin-left="2cm" fo:margin-right="1.593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Saignelégier, le (date de la décision)</dc:title>
    <meta:initial-creator>Roland Jeanbourquin</meta:initial-creator>
    <meta:creation-date>2010-03-09T11:27:00</meta:creation-date>
    <dc:creator>Sylvain FROIDEVAUX</dc:creator>
    <dc:date>2010-03-09T11:28:00</dc:date>
    <meta:print-date>2009-02-03T17:41:00</meta:print-date>
    <meta:editing-cycles>3</meta:editing-cycles>
    <meta:editing-duration>PT22H0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